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99e0" draw:fill-color="#aadcf7" draw:textarea-horizontal-align="justify" draw:textarea-vertical-align="middle" draw:auto-grow-height="false" fo:min-height="0.702cm" fo:min-width="5.215cm"/>
      <style:paragraph-properties style:writing-mode="lr-tb"/>
    </style:style>
    <style:style style:name="gr2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3" style:family="graphic" style:parent-style-name="standard">
      <style:graphic-properties svg:stroke-color="#0369a3" draw:marker-start="Circle" draw:marker-start-width="0.3cm" draw:marker-end="Arrowheads_20_3" draw:marker-end-width="0.3cm" draw:textarea-vertical-align="middle"/>
    </style:style>
    <style:style style:name="gr4" style:family="graphic" style:parent-style-name="standard">
      <style:graphic-properties draw:marker-start="Circle" draw:marker-start-width="0.3cm" draw:marker-end="Arrowheads_20_4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svg:stroke-color="#c254d2" draw:marker-start="Circle" draw:marker-start-width="0.3cm" draw:marker-end="Arrowheads_20_7" draw:marker-end-width="0.3cm" draw:textarea-vertical-align="middle"/>
    </style:style>
    <style:style style:name="gr8" style:family="graphic" style:parent-style-name="standard">
      <style:graphic-properties draw:stroke="none" svg:stroke-color="#c254d2" draw:fill="none" draw:fill-color="#ffffff" draw:textarea-horizontal-align="left" draw:auto-grow-height="true" draw:auto-grow-width="false" fo:min-height="1.982cm" fo:min-width="0cm"/>
      <style:paragraph-properties style:writing-mode="lr-tb"/>
    </style:style>
    <style:style style:name="gr9" style:family="graphic" style:parent-style-name="standard">
      <style:graphic-properties svg:stroke-color="#dc85e9" draw:fill-color="#f2cbf8" draw:textarea-horizontal-align="justify" draw:textarea-vertical-align="middle" draw:auto-grow-height="false" fo:min-height="0.702cm" fo:min-width="5.215cm"/>
      <style:paragraph-properties style:writing-mode="lr-tb"/>
    </style:style>
    <style:style style:name="gr10" style:family="graphic" style:parent-style-name="standard">
      <style:graphic-properties draw:marker-start="Circle" draw:marker-start-width="0.3cm" draw:marker-end="Arrowheads_20_8" draw:marker-end-width="0.3cm" draw:textarea-vertical-align="middle"/>
    </style:style>
    <style:style style:name="gr11" style:family="graphic" style:parent-style-name="standard">
      <style:graphic-properties svg:stroke-color="#c254d2" draw:marker-start="Circle" draw:marker-start-width="0.3cm" draw:marker-end="Arrowheads_20_9" draw:marker-end-width="0.3cm" draw:textarea-vertical-align="middle"/>
    </style:style>
    <style:style style:name="gr12" style:family="graphic" style:parent-style-name="standard">
      <style:graphic-properties svg:stroke-color="#0369a3" draw:marker-start="Circle" draw:marker-start-width="0.3cm" draw:marker-end="Arrowheads_20_10" draw:marker-end-width="0.3cm" draw:textarea-vertical-align="middle"/>
    </style:style>
    <style:style style:name="gr13" style:family="graphic" style:parent-style-name="standard">
      <style:graphic-properties svg:stroke-color="#1c99e0" draw:fill-color="#aadcf7" draw:textarea-horizontal-align="justify" draw:textarea-vertical-align="middle" draw:auto-grow-height="false" fo:min-height="0.702cm" fo:min-width="6.485cm"/>
      <style:paragraph-properties style:writing-mode="lr-tb"/>
    </style:style>
    <style:style style:name="gr14" style:family="graphic" style:parent-style-name="standard">
      <style:graphic-properties svg:stroke-color="#0369a3" draw:marker-start="Circle" draw:marker-start-width="0.3cm" draw:marker-end="Arrowheads_20_11" draw:marker-end-width="0.3cm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aadcf7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2cbf8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0.952cm" svg:x="7.032cm" svg:y="2.588cm">
          <text:p text:style-name="P1">Request info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75cm" svg:y1="2.27cm" svg:x2="4.175cm" svg:y2="26.94cm">
          <text:p/>
        </draw:line>
        <draw:line draw:style-name="gr3" draw:text-style-name="P3" draw:layer="layout" svg:x1="17.51cm" svg:y1="2.27cm" svg:x2="17.51cm" svg:y2="26.94cm">
          <text:p/>
        </draw:line>
        <draw:line draw:style-name="gr4" draw:text-style-name="P3" draw:layer="layout" svg:x1="4.175cm" svg:y1="3.54cm" svg:x2="17.51cm" svg:y2="3.54cm">
          <text:p/>
        </draw:line>
        <draw:frame draw:style-name="gr5" draw:text-style-name="P4" draw:layer="layout" svg:width="2.222cm" svg:height="1.27cm" svg:x="3.54cm" svg:y="1.317cm">
          <draw:text-box>
            <text:p>Alice</text:p>
          </draw:text-box>
        </draw:frame>
        <draw:frame draw:style-name="gr6" draw:text-style-name="P4" draw:layer="layout" svg:width="1.999cm" svg:height="0.962cm" svg:x="16.781cm" svg:y="1.317cm">
          <draw:text-box>
            <text:p>Bob</text:p>
          </draw:text-box>
        </draw:frame>
        <draw:line draw:style-name="gr7" draw:text-style-name="P3" draw:layer="layout" svg:x1="15.605cm" svg:y1="2.27cm" svg:x2="15.605cm" svg:y2="26.94cm">
          <text:p/>
        </draw:line>
        <draw:frame draw:style-name="gr8" draw:text-style-name="P4" draw:layer="layout" svg:width="1.488cm" svg:height="2.232cm" svg:x="14.97cm" svg:y="1.317cm">
          <draw:text-box>
            <text:p>Jay</text:p>
          </draw:text-box>
        </draw:frame>
        <draw:custom-shape draw:style-name="gr9" draw:text-style-name="P5" draw:layer="layout" svg:width="5.715cm" svg:height="0.952cm" svg:x="7.032cm" svg:y="4.492cm">
          <text:p text:style-name="P1">Want to send info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175cm" svg:y1="7.032cm" svg:x2="15.605cm" svg:y2="7.032cm">
          <text:p/>
        </draw:line>
        <draw:line draw:style-name="gr11" draw:text-style-name="P3" draw:layer="layout" svg:x1="15.605cm" svg:y1="5.445cm" svg:x2="4.175cm" svg:y2="5.445cm">
          <text:p/>
        </draw:line>
        <draw:line draw:style-name="gr12" draw:text-style-name="P3" draw:layer="layout" svg:x1="17.51cm" svg:y1="4.81cm" svg:x2="15.605cm" svg:y2="4.81cm">
          <text:p/>
        </draw:line>
        <draw:custom-shape draw:style-name="gr1" draw:text-style-name="P2" draw:layer="layout" svg:width="5.715cm" svg:height="0.952cm" svg:x="7.032cm" svg:y="6.08cm">
          <text:p text:style-name="P1">Ready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715cm" svg:height="0.952cm" svg:x="7.032cm" svg:y="7.667cm">
          <text:p text:style-name="P1">[INFO]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5.605cm" svg:y1="8.62cm" svg:x2="4.175cm" svg:y2="8.62cm">
          <text:p/>
        </draw:line>
        <draw:line draw:style-name="gr10" draw:text-style-name="P3" draw:layer="layout" svg:x1="4.175cm" svg:y1="10.207cm" svg:x2="15.605cm" svg:y2="10.207cm">
          <text:p/>
        </draw:line>
        <draw:custom-shape draw:style-name="gr1" draw:text-style-name="P2" draw:layer="layout" svg:width="5.715cm" svg:height="0.952cm" svg:x="7.032cm" svg:y="9.255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985cm" svg:height="0.952cm" svg:x="6.397cm" svg:y="11.16cm">
          <text:p text:style-name="P1">Request key exchang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.175cm" svg:y1="12.113cm" svg:x2="17.51cm" svg:y2="12.113cm">
          <text:p/>
        </draw:line>
        <draw:line draw:style-name="gr14" draw:text-style-name="P3" draw:layer="layout" svg:x1="17.51cm" svg:y1="13.383cm" svg:x2="15.605cm" svg:y2="13.383cm">
          <text:p/>
        </draw:line>
        <draw:line draw:style-name="gr10" draw:text-style-name="P3" draw:layer="layout" svg:x1="4.175cm" svg:y1="14.335cm" svg:x2="15.605cm" svg:y2="14.335cm">
          <text:p/>
        </draw:line>
        <draw:custom-shape draw:style-name="gr1" draw:text-style-name="P2" draw:layer="layout" svg:width="5.715cm" svg:height="0.952cm" svg:x="7.032cm" svg:y="13.383cm">
          <text:p text:style-name="P1">Want to send key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715cm" svg:height="0.952cm" svg:x="7.032cm" svg:y="14.97cm">
          <text:p text:style-name="P1">Ready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5.605cm" svg:y1="15.923cm" svg:x2="4.175cm" svg:y2="15.923cm">
          <text:p/>
        </draw:line>
        <draw:line draw:style-name="gr10" draw:text-style-name="P3" draw:layer="layout" svg:x1="4.175cm" svg:y1="17.51cm" svg:x2="15.605cm" svg:y2="17.51cm">
          <text:p/>
        </draw:line>
        <draw:custom-shape draw:style-name="gr1" draw:text-style-name="P2" draw:layer="layout" svg:width="5.715cm" svg:height="0.952cm" svg:x="7.032cm" svg:y="16.558cm">
          <text:p text:style-name="P1">[PUBLIC KEY]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5" draw:layer="layout" svg:width="5.715cm" svg:height="0.952cm" svg:x="7.032cm" svg:y="18.145cm">
          <text:p text:style-name="P1">OK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5.605cm" svg:y1="19.098cm" svg:x2="4.175cm" svg:y2="19.098cm">
          <text:p/>
        </draw:line>
        <draw:custom-shape draw:style-name="gr9" draw:text-style-name="P5" draw:layer="layout" svg:width="5.715cm" svg:height="0.952cm" svg:x="7.032cm" svg:y="20.05cm">
          <text:p text:style-name="P1">Want to send key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175cm" svg:y1="22.59cm" svg:x2="15.605cm" svg:y2="22.59cm">
          <text:p/>
        </draw:line>
        <draw:line draw:style-name="gr11" draw:text-style-name="P3" draw:layer="layout" svg:x1="15.605cm" svg:y1="21.003cm" svg:x2="4.175cm" svg:y2="21.003cm">
          <text:p/>
        </draw:line>
        <draw:custom-shape draw:style-name="gr1" draw:text-style-name="P2" draw:layer="layout" svg:width="5.715cm" svg:height="0.952cm" svg:x="7.032cm" svg:y="21.638cm">
          <text:p text:style-name="P1">Ready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715cm" svg:height="0.952cm" svg:x="7.032cm" svg:y="23.225cm">
          <text:p text:style-name="P1">[PUBLIC KEY]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5.605cm" svg:y1="24.178cm" svg:x2="4.175cm" svg:y2="24.178cm">
          <text:p/>
        </draw:line>
        <draw:line draw:style-name="gr10" draw:text-style-name="P3" draw:layer="layout" svg:x1="4.175cm" svg:y1="25.765cm" svg:x2="15.605cm" svg:y2="25.765cm">
          <text:p/>
        </draw:line>
        <draw:custom-shape draw:style-name="gr1" draw:text-style-name="P2" draw:layer="layout" svg:width="5.715cm" svg:height="0.952cm" svg:x="7.032cm" svg:y="24.813cm">
          <text:p text:style-name="P1">O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1T13:08:08.775402805</meta:creation-date>
    <dc:date>2021-12-21T13:41:46.587204436</dc:date>
    <meta:editing-duration>PT2M41S</meta:editing-duration>
    <meta:editing-cycles>3</meta:editing-cycles>
    <meta:generator>LibreOffice/7.2.4.1$Linux_X86_64 LibreOffice_project/20$Build-1</meta:generator>
    <meta:document-statistic meta:object-count="36"/>
  </office:meta>
</office:document-meta>
</file>